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style:font-face style:name="gg sans" svg:font-family="'gg sans', 'Noto Sans', 'Helvetica Neue', Helvetica, Arial, sans-serif"/>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4481f" officeooo:paragraph-rsid="0054481f"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3680dc"/>
    </style:style>
    <style:style style:name="P8" style:family="paragraph" style:parent-style-name="Standard">
      <style:paragraph-properties fo:text-align="justify" style:justify-single-word="false"/>
      <style:text-properties officeooo:paragraph-rsid="0054481f"/>
    </style:style>
    <style:style style:name="P9" style:family="paragraph" style:parent-style-name="Standard">
      <style:paragraph-properties fo:text-align="justify" style:justify-single-word="false"/>
      <style:text-properties officeooo:paragraph-rsid="00428b2c"/>
    </style:style>
    <style:style style:name="P10" style:family="paragraph" style:parent-style-name="Standard">
      <style:paragraph-properties fo:text-align="justify" style:justify-single-word="false"/>
      <style:text-properties officeooo:paragraph-rsid="00379c43"/>
    </style:style>
    <style:style style:name="P11" style:family="paragraph" style:parent-style-name="Standard">
      <style:paragraph-properties fo:text-align="start" style:justify-single-word="false"/>
      <style:text-properties officeooo:paragraph-rsid="00379c43"/>
    </style:style>
    <style:style style:name="P12" style:family="paragraph" style:parent-style-name="Standard">
      <style:paragraph-properties fo:text-align="end" style:justify-single-word="false"/>
      <style:text-properties officeooo:paragraph-rsid="00379c43"/>
    </style:style>
    <style:style style:name="P13"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4" style:family="paragraph" style:parent-style-name="Contents_20_Heading" style:master-page-name="Standard">
      <style:paragraph-properties style:page-number="1" fo:break-before="page"/>
    </style:style>
    <style:style style:name="P15" style:family="paragraph" style:parent-style-name="Contents_20_1">
      <style:paragraph-properties>
        <style:tab-stops>
          <style:tab-stop style:position="15.919cm" style:type="right" style:leader-style="dotted" style:leader-text="."/>
        </style:tab-stops>
      </style:paragraph-properties>
    </style:style>
    <style:style style:name="P16" style:family="paragraph" style:parent-style-name="Contents_20_2">
      <style:paragraph-properties>
        <style:tab-stops>
          <style:tab-stop style:position="15.919cm" style:type="right" style:leader-style="dotted" style:leader-text="."/>
        </style:tab-stops>
      </style:paragraph-properties>
    </style:style>
    <style:style style:name="P17" style:family="paragraph" style:parent-style-name="Standard">
      <style:paragraph-properties fo:text-align="justify" style:justify-single-word="false"/>
      <style:text-properties style:font-name="Georgia" officeooo:rsid="0037bcdb" style:font-name-asian="Georgia1" style:font-name-complex="Georgia1"/>
    </style:style>
    <style:style style:name="P1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19"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0"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481f" officeooo:paragraph-rsid="0054481f"/>
    </style:style>
    <style:style style:name="P21"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22" style:family="paragraph" style:parent-style-name="Standard">
      <style:paragraph-properties fo:text-align="justify" style:justify-single-word="false"/>
      <style:text-properties style:font-name="Georgia" officeooo:paragraph-rsid="0054481f" style:font-name-asian="Georgia1" style:font-name-complex="Georgia1"/>
    </style:style>
    <style:style style:name="P23" style:family="paragraph" style:parent-style-name="Standard">
      <style:paragraph-properties fo:margin-left="1.3cm" fo:margin-right="0cm" fo:margin-top="0cm" fo:margin-bottom="0cm" style:contextual-spacing="false" fo:text-align="start" style:justify-single-word="false" fo:text-indent="0cm" style:auto-text-indent="false"/>
      <style:text-properties officeooo:paragraph-rsid="0054481f"/>
    </style:style>
    <style:style style:name="P24" style:family="paragraph" style:parent-style-name="Standard">
      <style:paragraph-properties fo:text-align="justify" style:justify-single-word="false"/>
      <style:text-properties officeooo:paragraph-rsid="0056053e"/>
    </style:style>
    <style:style style:name="P25" style:family="paragraph" style:parent-style-name="Standard" style:list-style-name="L3">
      <style:paragraph-properties fo:text-align="justify" style:justify-single-word="false"/>
      <style:text-properties officeooo:paragraph-rsid="0056053e"/>
    </style:style>
    <style:style style:name="P26" style:family="paragraph" style:parent-style-name="Standard">
      <style:paragraph-properties fo:margin-left="1.3cm" fo:margin-right="0cm" fo:margin-top="0cm" fo:margin-bottom="0cm" style:contextual-spacing="false" fo:text-align="start" style:justify-single-word="false" fo:text-indent="0cm" style:auto-text-indent="false"/>
      <style:text-properties officeooo:rsid="0054481f" officeooo:paragraph-rsid="0054481f"/>
    </style:style>
    <style:style style:name="P27" style:family="paragraph" style:parent-style-name="Heading_20_2" style:list-style-name="L2"/>
    <style:style style:name="P28" style:family="paragraph" style:parent-style-name="Standard" style:list-style-name="L4"/>
    <style:style style:name="T1" style:family="text">
      <style:text-properties style:font-name="Georgia" style:font-name-asian="Georgia1" style:font-name-complex="Georgia1"/>
    </style:style>
    <style:style style:name="T2" style:family="text">
      <style:text-properties style:font-name="Georgia" officeooo:rsid="0054481f"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officeooo:rsid="003593c8"/>
    </style:style>
    <style:style style:name="T5" style:family="text">
      <style:text-properties style:font-name="Georgia" officeooo:rsid="003a3aa8" style:font-name-asian="Georgia1" style:font-name-complex="Georgia1"/>
    </style:style>
    <style:style style:name="T6" style:family="text">
      <style:text-properties officeooo:rsid="0054481f"/>
    </style:style>
    <style:style style:name="T7" style:family="text">
      <style:text-properties officeooo:rsid="0056053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charte utilisation &amp; modération du forum</text:p>
      <text:p text:style-name="P5"/>
      <text:p text:style-name="P2"><draw:frame draw:style-name="fr1" draw:name="image6.png" text:anchor-type="as-char" svg:width="10.601cm" svg:height="1.842cm" draw:z-index="10"><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Loïs ALLAIRE GOUTTE</text:span><text:span text:style-name="T3"> – </text:span><text:span text:style-name="T2">Responsable marketing et design</text:span></text:p>
      <text:p text:style-name="P7">📅 <text:span text:style-name="T1">Date de Création : </text:span><text:span text:style-name="T2">28</text:span><text:span text:style-name="T1">/</text:span><text:span text:style-name="T2">03</text:span><text:span text:style-name="T1">/</text:span><text:span text:style-name="T3">2025</text:span></text:p>
      <text:p text:style-name="P6"/>
      <text:p text:style-name="P8">🖋️ <text:span text:style-name="T4">Dernier m</text:span><text:span text:style-name="T1">odificateur : </text:span><text:span text:style-name="T2">Loïs ALLAIRE GOUTTE</text:span><text:span text:style-name="T3"> – </text:span><text:span text:style-name="T2">Responsable marketing et design</text:span></text:p>
      <text:p text:style-name="P8">📅 <text:span text:style-name="T1">Date de modification : </text:span><text:span text:style-name="T2">29</text:span><text:span text:style-name="T3">/</text:span><text:span text:style-name="T2">03</text:span><text:span text:style-name="T3">/2025</text:span></text:p>
      <text:p text:style-name="P9"><text:span text:style-name="T3">🔄 Version : 1.</text:span><text:span text:style-name="T5">0</text:span></text:p>
      <text:p text:style-name="P10"/>
      <text:section text:style-name="Sect1" text:name="Section2">
        <text:p text:style-name="P11"><draw:frame draw:style-name="fr2" draw:name="Image2" text:anchor-type="as-char" svg:y="-0.728cm" svg:width="5.89cm" svg:height="1.669cm" draw:z-index="12"><draw:image xlink:href="Pictures/10000001000001F50000008E4017BDF6.png" xlink:type="simple" xlink:show="embed" xlink:actuate="onLoad" draw:mime-type="image/png"/></draw:frame></text:p>
        <text:p text:style-name="P12"><draw:frame draw:style-name="fr3" draw:name="Image3" text:anchor-type="as-char" svg:y="-0.466cm" svg:width="6.246cm" svg:height="1.725cm" draw:z-index="11"><draw:image xlink:href="Pictures/10000001000002030000007FE924B9FE.png" xlink:type="simple" xlink:show="embed" xlink:actuate="onLoad" draw:mime-type="image/png"/></draw:frame></text:p>
      </text:section>
      <text:p text:style-name="P13"/>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4">Table des matières</text:p>
          </text:index-title>
          <text:p text:style-name="P15"><text:a xlink:type="simple" xlink:href="#__RefHeading___Toc395_377169772" text:style-name="Index_20_Link" text:visited-style-name="Index_20_Link">I. Charte d’utilisation &amp; de modération du forum<text:tab/>2</text:a></text:p>
          <text:p text:style-name="P16"><text:a xlink:type="simple" xlink:href="#__RefHeading___Toc399_377169772%20Copie%204%20Copie%201%20Copie%202" text:style-name="Index_20_Link" text:visited-style-name="Index_20_Link">A) Utilisation du forum<text:tab/>2</text:a></text:p>
          <text:p text:style-name="P16"><text:a xlink:type="simple" xlink:href="#__RefHeading___Toc399_377169772%20Copie%204%20Copie%201%20Copie%201%20Copie%201" text:style-name="Index_20_Link" text:visited-style-name="Index_20_Link">B) Modération du forum<text:tab/>3</text:a></text:p>
          <text:p text:style-name="P16"><text:a xlink:type="simple" xlink:href="#__RefHeading___Toc499_2898971539" text:style-name="Index_20_Link" text:visited-style-name="Index_20_Link">C) Contacts et signalements<text:tab/>4</text:a></text:p>
        </text:index-body>
      </text:table-of-content>
      <text:p text:style-name="P6"/>
      <text:p text:style-name="P6"/>
      <text:p text:style-name="P17"/>
      <text:list text:style-name="L1">
        <text:list-item>
          <text:p text:style-name="P18"><text:bookmark-start text:name="__RefHeading___Toc395_377169772"/><text:span text:style-name="T6">C</text:span>harte <text:span text:style-name="T6">d’</text:span>utilisation &amp; <text:span text:style-name="T6">de </text:span>modération du forum<text:bookmark-end text:name="__RefHeading___Toc395_377169772"/></text:p>
        </text:list-item>
      </text:list>
      <text:p text:style-name="P19"><text:span text:style-name="T1"/></text:p>
      <text:list text:style-name="L2">
        <text:list-item>
          <text:p text:style-name="P20"><text:bookmark-start text:name="__RefHeading___Toc399_377169772 Copie 4 Copie 1 Copie 2"/>Utilisation du forum<text:bookmark-end text:name="__RefHeading___Toc399_377169772 Copie 4 Copie 1 Copie 2"/></text:p>
        </text:list-item>
      </text:list>
      <text:p text:style-name="P21"/>
      <text:p text:style-name="P21"/>
      <text:p text:style-name="P21"><text:tab/>Le forum est un lieu d’expression ouvert à tous et à toutes. Vous êtes invités à vous y exprimer librement dans le respect des opinions et des droits de chacun.</text:p>
      <text:p text:style-name="P21"/>
      <text:p text:style-name="P21"><text:tab/>Cet espace d’expression vous propose de débattre et d’échanger sur les thèmes qui vous sont proposés par les organisateurs du forum, <text:span text:style-name="T7">c’est à dire l’univers du jeu de rôle et ces alentour</text:span>. Vous pouvez si vous le souhaitez prendre connaissance des messages ou participer à l’échange en vous inscrivant. Les données vous concernant que vous nous transmettrez ne seront utilisées que pour assurer le fonctionnement du service de forum. Elles ne seront en aucun cas transmises à des tiers sans votre autorisation préalable, sauf exigences légales. Vous pouvez si vous le souhaitez utiliser quelque pseudonyme qu’il vous plaira de choisir dans le respect des règles suivantes : sont interdits les pseudonymes relevant de l’insulte de l’injure, évoquant des propos, situations ou pratiques obscènes, grossières, à caractère sexuel ou attentatoire à la dignité humaine ou aux bonnes mœurs. Sont également prohibés les pseudonymes pouvant entraîner un risque de confusion dans l’esprit du public quant à l’auteur du message ou à sa qualité ou qualification, ainsi que ceux faisant référence directement ou indirectement à un signe commercial protégé que l’utilisation du pseudonyme soit ou non dénigrante .</text:p>
      <text:p text:style-name="P21"/>
      <text:p text:style-name="P21"><text:tab/>Vous disposez d'un droit d'accès, de modification, de rectification et de suppression des données qui vous concernent (art. 34 de la loi « Informatique et Libertés » du 6 janvier 1978). Vous pouvez, à tout moment, demander que vos contributions à cet espace de discussion soient supprimées. Les demandes concernant le droit d’accès, de modification et de rectification doivent être adressées par courrier, accompagné d’un justificatif d’identité à la personne ou au service en charge du droit d'accès et de rectification, mentionné dans la rubrique « Mentions légales » du forum.</text:p>
      <text:p text:style-name="P21"/>
      <text:p text:style-name="P21"><text:tab/>La participation au forum est libre mais <text:span text:style-name="T7">uniquement</text:span> en vous inscrivant et <text:span text:style-name="T7">que </text:span>vous reconnaissez avoir pris connaissance et accepter les conditions d’utilisation du forum.</text:p>
      <text:p text:style-name="P21"><text:tab/>L’accès au forum est autorisé aux mineurs sous la responsabilité de leurs parents ou tuteurs légaux. Toute participation implique leur accord.</text:p>
      <text:p text:style-name="P21"/>
      <text:p text:style-name="P22"><text:tab/>Lorsque vous postez un message celui-ci est susceptible d’être lu par un grand nombre de personnes, voire l’ensemble des internautes pour les forums ou les discussions publics, cet acte d’édition peut engager votre responsabilité personnelle, il convient donc d’être prudent et mesuré. </text:p>
      <text:p text:style-name="P22"/>
      <text:p text:style-name="P22"><text:tab/>Les messages doivent être en lien avec les thèmes proposés et l’univers de Wizards &amp; Dices. </text:p>
      <text:p text:style-name="P22"><text:tab/>Il est possible de mentionner d'autres marques ou produits pour en discuter de <text:soft-page-break/>manière critique ou comparative, tant que cela reste dans le cadre du sujet. En revanche, les messages à but purement publicitaire (promotion, parrainage, lien sponsorisé, etc.) sont strictement interdits et seront supprimés.</text:p>
      <text:p text:style-name="P21"/>
      <text:p text:style-name="P19"/>
      <text:list xml:id="list140844433215541" text:continue-numbering="true" text:style-name="L2">
        <text:list-item>
          <text:p text:style-name="P20"><text:bookmark-start text:name="__RefHeading___Toc399_377169772 Copie 4 Copie 1 Copie 1 Copie 1"/>Modération du forum<text:bookmark-end text:name="__RefHeading___Toc399_377169772 Copie 4 Copie 1 Copie 1 Copie 1"/></text:p>
        </text:list-item>
      </text:list>
      <text:p text:style-name="P23"/>
      <text:p text:style-name="P23"/>
      <text:p text:style-name="P24"><text:span text:style-name="T6">Type de modération du forum : </text:span>modéré a posteriori.</text:p>
      <text:p text:style-name="P24"/>
      <text:p text:style-name="P24"><text:tab/>Ce forum est modéré a posteriori, les messages que vous postez sont directement publiés sans aucun contrôle préalable. Il est de votre responsabilité de veiller à ce que vos contribution ne portent pas préjudice à autrui et soient conforment à la réglementation en vigueur. Les organisateurs du forum et les modérateurs se réservent le droit de retirer toute contribution qu’ils estimeraient déplacée, inappropriée, contraire aux lois et règlements, à cette charte d’utilisation ou susceptible de porter préjudice directement ou non à des tiers. </text:p>
      <text:p text:style-name="P24"/>
      <text:p text:style-name="P24"><text:tab/>Les messages qui ne sont pas en relation avec les thèmes de discussion ou avec l’objet du forum peuvent être supprimés sans préavis par les modérateurs. Seront aussi supprimées, sans préjudice d'éventuelles poursuites disciplinaires ou judiciaires, les contributions qui : </text:p>
      <text:p text:style-name="P24"/>
      <text:list text:style-name="L3">
        <text:list-item>
          <text:p text:style-name="P25">incitent à la discrimination fondée sur la race, le sexe, la religion, à la haine, à la violence, au racisme ou au révisionnisme,</text:p>
        </text:list-item>
        <text:list-item>
          <text:p text:style-name="P25">incitent à la commission de délits,</text:p>
        </text:list-item>
        <text:list-item>
          <text:p text:style-name="P25">sont contraire à l'ordre public et aux bonnes mœurs,</text:p>
        </text:list-item>
        <text:list-item>
          <text:p text:style-name="P25">font l’apologie des crimes ou délits et particulièrement du meurtre, viol, des crimes de guerre et crimes contre l'humanité,</text:p>
        </text:list-item>
        <text:list-item>
          <text:p text:style-name="P25">ont un caractère injurieux, diffamatoire, insultant ou grossier,</text:p>
        </text:list-item>
        <text:list-item>
          <text:p text:style-name="P25">portent manifestement atteinte aux droits d’autrui et particulièrement ceux qui portent atteinte à l'honneur ou à la réputation d'autrui,</text:p>
        </text:list-item>
        <text:list-item>
          <text:p text:style-name="P25">sont liés à un intérêt manifestement commercial ou ont un but promotionnel sans objet avec le forum.</text:p>
        </text:list-item>
      </text:list>
      <text:p text:style-name="P24"/>
      <text:p text:style-name="P24"><text:tab/>L’utilisation d’un pseudonyme ne rend pas anonyme, conformément à la législation les prestataires techniques sont tenus de conserver et de déférer à l’autorité judiciaire les informations de connections (log, IP, date/heure) permettant la poursuite de l’auteur d’une infraction. Toutes les informations nécessaires seront donc conservées pour la durée légale prévue. Elles seront détruites au terme du délai légal de conservation.</text:p>
      <text:p text:style-name="P24"/>
      <text:p text:style-name="P24"><text:tab/>Les organisateurs du forum se réservent le droit d’exclure du forum, de façon temporaire ou définitive, toute personne dont les contributions sont en contradiction avec les règles mentionnées dans le présent document. Les organisateurs pourront transmettre aux autorités de police ou de justice toutes les pièces ou documents postés sur le forum s’ils estiment de leur devoir d’informer les autorités compétentes ou que la législation leur en fait obligation.</text:p>
      <text:p text:style-name="P24"/>
      <text:p text:style-name="P26"/>
      <text:p text:style-name="P26"/>
      <text:list text:continue-list="list140844433215541" text:style-name="L2">
        <text:list-item>
          <text:p text:style-name="P27"><text:bookmark-start text:name="__RefHeading___Toc499_2898971539"/><text:soft-page-break/>Contacts et signalements<text:bookmark-end text:name="__RefHeading___Toc499_2898971539"/></text:p>
        </text:list-item>
      </text:list>
      <text:p text:style-name="Standard"/>
      <text:p text:style-name="Standard">Pour toute question, signalement ou demande concernant :</text:p>
      <text:list text:style-name="L4">
        <text:list-item>
          <text:p text:style-name="P28">Un contenu inapproprié,</text:p>
        </text:list-item>
        <text:list-item>
          <text:p text:style-name="P28">L’exercice de vos droits sur vos données personnelles,</text:p>
        </text:list-item>
        <text:list-item>
          <text:p text:style-name="P28">Une demande de suppression de compte ou de messages,</text:p>
        </text:list-item>
      </text:list>
      <text:p text:style-name="Standard">Vous pouvez contacter l’équipe via <text:span text:style-name="T7">l’adresse mail suivante</text:span> :</text:p>
      <text:p text:style-name="Standard"/>
      <text:p text:style-name="Standard">wizardsndice@outlook.com</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037fa"/>
    </style:style>
    <style:style style:name="MT3" style:family="text">
      <style:text-properties officeooo:rsid="0054481f"/>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1D50AB68.png" xlink:type="simple" xlink:show="embed" xlink:actuate="onLoad" draw:mime-type="image/png"/></draw:frame><text:span text:style-name="MT1">Wizards &amp; Dice</text:span></text:p>
        <text:p text:style-name="MP1">&lt;Nom<text:span text:style-name="MT2">D</text:span>u<text:span text:style-name="MT2">D</text:span>ocument&gt;</text:p>
      </style:header>
      <style:footer>
        <text:p text:style-name="MP2"><draw:frame draw:style-name="Mfr2" draw:name="image4.png" text:anchor-type="char" svg:x="-1.154cm" svg:y="-0.46cm" svg:width="11.947cm" svg:height="1.891cm" draw:z-index="7"><draw:image xlink:href="Pictures/100000000000044E000000AD32145E9E.png" xlink:type="simple" xlink:show="embed" xlink:actuate="onLoad" draw:mime-type="image/png"/></draw:frame><text:page-number text:select-page="current">4</text:page-number><text:s/>/ <text:span text:style-name="MT3">3</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29T14:08:42.613000000</dc:date>
    <meta:editing-duration>PT2H27M20S</meta:editing-duration>
    <meta:editing-cycles>55</meta:editing-cycles>
    <meta:document-statistic meta:table-count="0" meta:image-count="7" meta:object-count="0" meta:page-count="6" meta:paragraph-count="47" meta:word-count="962" meta:character-count="6188" meta:non-whitespace-character-count="5266"/>
  </office:meta>
</office:document-meta>
</file>